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7F000010A00000021C097747218C67BE4E.svm" manifest:media-type=""/>
  <manifest:file-entry manifest:full-path="Pictures/2000007F0000109A0000021C3C317AAC21D01D9A.svm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layout-cache" manifest:media-type="application/binary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"/>
  <manifest:file-entry manifest:full-path="ObjectReplacements/Object 7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e4d3" officeooo:paragraph-rsid="001ce4d3"/>
    </style:style>
    <style:style style:name="P2" style:family="paragraph" style:parent-style-name="Standard">
      <style:text-properties officeooo:rsid="001e66c6" officeooo:paragraph-rsid="001e66c6"/>
    </style:style>
    <style:style style:name="P3" style:family="paragraph" style:parent-style-name="Standard">
      <style:text-properties officeooo:rsid="001fa1bf" officeooo:paragraph-rsid="001fa1bf"/>
    </style:style>
    <style:style style:name="P4" style:family="paragraph" style:parent-style-name="Standard">
      <style:text-properties style:font-name="Liberation Serif" officeooo:rsid="002151b1" officeooo:paragraph-rsid="002151b1"/>
    </style:style>
    <style:style style:name="P5" style:family="paragraph" style:parent-style-name="Standard">
      <style:text-properties officeooo:rsid="002151b1" officeooo:paragraph-rsid="002151b1"/>
    </style:style>
    <style:style style:name="P6" style:family="paragraph" style:parent-style-name="Standard">
      <style:text-properties officeooo:rsid="0021b855" officeooo:paragraph-rsid="0021b855"/>
    </style:style>
    <style:style style:name="P7" style:family="paragraph" style:parent-style-name="Standard">
      <style:text-properties officeooo:rsid="0023b4f7" officeooo:paragraph-rsid="00240286"/>
    </style:style>
    <style:style style:name="P8" style:family="paragraph" style:parent-style-name="Heading_20_2">
      <style:text-properties officeooo:rsid="002151b1" officeooo:paragraph-rsid="002151b1"/>
    </style:style>
    <style:style style:name="P9" style:family="paragraph" style:parent-style-name="Heading_20_1">
      <style:text-properties officeooo:rsid="0022fd8c" officeooo:paragraph-rsid="0022fd8c"/>
    </style:style>
    <style:style style:name="P10" style:family="paragraph" style:parent-style-name="Standard">
      <style:text-properties style:text-underline-style="solid" style:text-underline-width="auto" style:text-underline-color="font-color" officeooo:rsid="002151b1" officeooo:paragraph-rsid="002151b1"/>
    </style:style>
    <style:style style:name="P11" style:family="paragraph" style:parent-style-name="Text_20_body">
      <style:text-properties officeooo:rsid="002b5f52" officeooo:paragraph-rsid="002b5f52"/>
    </style:style>
    <style:style style:name="P12" style:family="paragraph" style:parent-style-name="Text_20_body">
      <style:text-properties style:text-underline-style="solid" style:text-underline-width="auto" style:text-underline-color="font-color"/>
    </style:style>
    <style:style style:name="P13" style:family="paragraph" style:parent-style-name="Heading_20_1">
      <style:text-properties officeooo:rsid="002b5f52" officeooo:paragraph-rsid="002b5f52"/>
    </style:style>
    <style:style style:name="P14" style:family="paragraph" style:parent-style-name="Heading_20_2">
      <style:text-properties officeooo:rsid="002b5f52" officeooo:paragraph-rsid="002b5f52"/>
    </style:style>
    <style:style style:name="P15" style:family="paragraph" style:parent-style-name="Heading_20_2">
      <style:text-properties officeooo:rsid="002ca6ea" officeooo:paragraph-rsid="002ca6ea"/>
    </style:style>
    <style:style style:name="P16" style:family="paragraph" style:parent-style-name="Heading_20_3">
      <style:text-properties officeooo:rsid="002e0eca" officeooo:paragraph-rsid="002e0eca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officeooo:rsid="001e66c6"/>
    </style:style>
    <style:style style:name="T2" style:family="text">
      <style:text-properties officeooo:rsid="001ee401"/>
    </style:style>
    <style:style style:name="T3" style:family="text">
      <style:text-properties officeooo:rsid="001fa1bf"/>
    </style:style>
    <style:style style:name="T4" style:family="text">
      <style:text-properties fo:font-style="normal" fo:font-weight="normal" style:font-style-asian="normal" style:font-weight-asian="normal"/>
    </style:style>
    <style:style style:name="T5" style:family="text">
      <style:text-properties fo:font-style="normal" fo:font-weight="normal" officeooo:rsid="0020de0c" style:font-style-asian="normal" style:font-weight-asian="normal"/>
    </style:style>
    <style:style style:name="T6" style:family="text">
      <style:text-properties style:font-name="Liberation Serif1"/>
    </style:style>
    <style:style style:name="T7" style:family="text">
      <style:text-properties style:font-name="Liberation Serif1" officeooo:rsid="0020de0c"/>
    </style:style>
    <style:style style:name="T8" style:family="text">
      <style:text-properties style:font-name="Liberation Serif1" fo:font-size="12pt" officeooo:rsid="0020de0c" style:font-size-asian="12pt" style:font-size-complex="12pt"/>
    </style:style>
    <style:style style:name="T9" style:family="text">
      <style:text-properties officeooo:rsid="002151b1"/>
    </style:style>
    <style:style style:name="T10" style:family="text">
      <style:text-properties style:font-name="Liberation Serif"/>
    </style:style>
    <style:style style:name="T11" style:family="text">
      <style:text-properties officeooo:rsid="00240286"/>
    </style:style>
    <style:style style:name="T12" style:family="text">
      <style:text-properties officeooo:rsid="002a2176"/>
    </style:style>
    <style:style style:name="T13" style:family="text">
      <style:text-properties officeooo:rsid="002bc320"/>
    </style:style>
    <style:style style:name="T14" style:family="text">
      <style:text-properties officeooo:rsid="002d98bd"/>
    </style:style>
    <style:style style:name="T15" style:family="text">
      <style:text-properties officeooo:rsid="002e0ec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Model Predictive Control – The Project</text:p>
      <text:p text:style-name="P14">Introduction</text:p>
      <text:p text:style-name="P11">In this project I’ll implement Model Predictive Control to drive a vehicle around the race track in simulator. Project has challenge as there is 100ms delay to send commands to simulator so there need to be a <text:s/>way to handle latency <text:span text:style-name="T13">in order to car drive safely on road.</text:span></text:p>
      <text:p text:style-name="P11"/>
      <text:p text:style-name="P15">Vehicle State</text:p>
      <text:p text:style-name="Text_20_body"><text:span text:style-name="T3">Vehicle state is presented by a simple kinematics which models vehicle position, orientation and speed. It is <text:s/>presented by following </text:span><text:s/>vehicle state vector.</text:p>
      <text:p text:style-name="P2"/>
      <text:p text:style-name="P2"><draw:frame draw:style-name="fr1" draw:name="Object3" text:anchor-type="as-char" svg:y="-0.45in" svg:width="0.5535in" svg:height="0.8165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12">Where</text:p>
      <text:p text:style-name="Text_20_body"><text:span text:style-name="T4">x = hori</text:span><text:span text:style-name="T5">z</text:span><text:span text:style-name="T4">ontal </text:span>position </text:p>
      <text:p text:style-name="Text_20_body">y = vertical position </text:p>
      <text:p text:style-name="Text_20_body"><text:span text:style-name="T7">ψ</text:span>= orientation (psi, <text:span text:style-name="T9">yaw, heading</text:span>)</text:p>
      <text:p text:style-name="Text_20_body">v = speed (absolute velocity)</text:p>
      <text:p text:style-name="Text_20_body"/>
      <text:p text:style-name="Text_20_body">Control inputs can be presented by steering angle and combined value for throttle and brake. Positive throttle values are accelerating vehicle and negative values are decelerating vehicle.</text:p>
      <text:p text:style-name="P5"/>
      <text:p text:style-name="P5"><draw:frame draw:style-name="fr1" draw:name="Object4" text:anchor-type="as-char" svg:y="-0.2138in" svg:width="0.5047in" svg:height="0.3689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2"/>
      <text:p text:style-name="P10"><text:span text:style-name="T14">W</text:span>here</text:p>
      <text:p text:style-name="P5"/>
      <text:p text:style-name="P5"><text:span text:style-name="T6">δ</text:span><text:span text:style-name="T10"> = steering angle</text:span></text:p>
      <text:p text:style-name="P4">a = acceleration</text:p>
      <text:p text:style-name="P16">Kinematic Model</text:p>
      <text:p text:style-name="Text_20_body">When vehicle’s yaw-rate is close to zero vehicle’s position in future can be calculated by following equations</text:p>
      <text:p text:style-name="P8"><text:soft-page-break/><draw:frame draw:style-name="fr1" draw:name="Object5" text:anchor-type="as-char" svg:y="-0.6335in" svg:width="1.972in" svg:height="1.2047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"/>
      <text:p text:style-name="P12"><text:span text:style-name="T15">W</text:span>here</text:p>
      <text:p text:style-name="Text_20_body">t+1 = future state</text:p>
      <text:p text:style-name="Text_20_body">Lf = distance from front axle to center of gravity</text:p>
      <text:p text:style-name="Text_20_body"/>
      <text:p text:style-name="Text_20_body">If vehicle’s yaw-rate is high then the above mentioned equations can’t predict vehicle state accurately. Solution is to use CTRV state vector from unscented kalman filter project.</text:p>
      <text:p text:style-name="P9"><draw:frame draw:style-name="fr1" draw:name="Object6" text:anchor-type="as-char" svg:y="-0.552in" svg:width="0.5535in" svg:height="1.028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7"/>
      <text:p text:style-name="Text_20_body">Problem here is that simulator doesn’t return yaw-rate. Fortunately it’s possible to calculate yaw-rate from steering angle <text:span text:style-name="T11">and we can present state with (x, y, </text:span><text:span text:style-name="T8">ψ, </text:span><text:span text:style-name="T11">v). And then estimate state in future by following equations. We assume that acceleration is 0 and change of yaw-rate is 0.</text:span></text:p>
      <text:p text:style-name="P9"><text:soft-page-break/></text:p>
      <text:p text:style-name="P9"><draw:frame draw:style-name="fr1" draw:name="Object7" text:anchor-type="as-char" svg:y="-1.3189in" svg:width="2.978in" svg:height="2.6665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9"/>
      <text:p text:style-name="P9"/>
      <text:p text:style-name="P9"/>
      <text:p text:style-name="P9"/>
      <text:p text:style-name="P9">Old Stuff</text:p>
      <text:p text:style-name="P6"/>
      <text:p text:style-name="P6"/>
      <text:p text:style-name="P1"/>
      <text:p text:style-name="P1">Estimating vehicle XY-position when yaw-<text:span text:style-name="T2">rate</text:span> is zero</text:p>
      <text:p text:style-name="P1"/>
      <text:p text:style-name="P1"><draw:g text:anchor-type="paragraph" draw:z-index="0" draw:name="Shape1" draw:style-name="gr1"><draw:frame draw:style-name="gr2" draw:text-style-name="P17" svg:width="1.6685in" svg:height="0.2122in" svg:x="0.0429in" svg:y="0.0602in"><draw:image xlink:href="Pictures/2000007F0000109A0000021C3C317AAC21D01D9A.svm" xlink:type="simple" xlink:show="embed" xlink:actuate="onLoad"><text:p/></draw:image></draw:frame><draw:frame draw:style-name="gr2" draw:text-style-name="P17" svg:width="1.6732in" svg:height="0.2122in" svg:x="0.0429in" svg:y="0.4539in"><draw:image xlink:href="Pictures/2000007F000010A00000021C097747218C67BE4E.svm" xlink:type="simple" xlink:show="embed" xlink:actuate="onLoad"><text:p/></draw:image></draw:frame></draw:g></text:p>
      <text:p text:style-name="P1"/>
      <text:p text:style-name="P1"/>
      <text:p text:style-name="P1"/>
      <text:p text:style-name="P1"/>
      <text:p text:style-name="P1">Estimating vehicle <text:span text:style-name="T1">orientation </text:span>(psi), below <text:span text:style-name="T1">equation </text:span>is approximation which works for small steering angles.</text:p>
      <text:p text:style-name="P1"/>
      <text:p text:style-name="P1"><draw:frame draw:style-name="fr1" draw:name="Object1" text:anchor-type="as-char" svg:y="-0.2689in" svg:width="1.3874in" svg:height="0.4181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>This one is the more accurate model which gives better accuracy when steering angle is hig<text:span text:style-name="T12">h</text:span>.</text:p>
      <text:p text:style-name="P1"/>
      <text:p text:style-name="P1"><draw:frame draw:style-name="fr1" draw:name="Object2" text:anchor-type="as-char" svg:y="-0.2689in" svg:width="1.7346in" svg:height="0.4181in" draw:z-index="2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92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16:51:27.073328517</meta:creation-date>
    <dc:date>2017-08-20T17:16:46.835746046</dc:date>
    <meta:editing-duration>P1DT7H43M27S</meta:editing-duration>
    <meta:editing-cycles>15</meta:editing-cycles>
    <meta:generator>LibreOffice/5.3.1.2$Linux_X86_64 LibreOffice_project/30m0$Build-2</meta:generator>
    <meta:document-statistic meta:table-count="0" meta:image-count="0" meta:object-count="7" meta:page-count="3" meta:paragraph-count="32" meta:word-count="282" meta:character-count="1754" meta:non-whitespace-character-count="1491"/>
  </office:meta>
</office:document-meta>
</file>

<file path=Object 1/content.xml><?xml version="1.0" encoding="utf-8"?>
<math xmlns="http://www.w3.org/1998/Math/MathML" display="block">
  <semantics>
    <mrow>
      <msub>
        <mi mathvariant="normal">ψ</mi>
        <mrow>
          <mi>t</mi>
          <mo stretchy="false">+</mo>
          <mn>1</mn>
        </mrow>
      </msub>
      <mo stretchy="false">=</mo>
      <mrow>
        <mi mathvariant="normal">ψ</mi>
        <mo stretchy="false">+</mo>
        <mrow>
          <mfrac>
            <msub>
              <mi>v</mi>
              <mi>t</mi>
            </msub>
            <mi mathvariant="italic">Lf</mi>
          </mfrac>
          <mo stretchy="false">∗</mo>
          <mi mathvariant="normal">δ</mi>
          <mo stretchy="false">∗</mo>
          <mi mathvariant="italic">dt</mi>
        </mrow>
      </mrow>
    </mrow>
    <annotation encoding="StarMath 5.0">%psi_{ t+1 } = %psi + v_t over Lf * %delta * dt</annotation>
  </semantics>
</math>
</file>

<file path=Object 2/content.xml><?xml version="1.0" encoding="utf-8"?>
<math xmlns="http://www.w3.org/1998/Math/MathML" display="block">
  <semantics>
    <mrow>
      <mrow>
        <msub>
          <mi mathvariant="normal">ψ</mi>
          <mrow>
            <mi>t</mi>
            <mo stretchy="false">+</mo>
            <mn>1</mn>
          </mrow>
        </msub>
        <mo stretchy="false">=</mo>
        <mrow>
          <mi mathvariant="normal">ψ</mi>
          <mo stretchy="false">+</mo>
          <mrow>
            <mfrac>
              <msub>
                <mi>v</mi>
                <mi>t</mi>
              </msub>
              <mi mathvariant="italic">Lf</mi>
            </mfrac>
            <mo stretchy="false">∗</mo>
            <mi>tan</mi>
          </mrow>
        </mrow>
      </mrow>
      <mrow>
        <mrow>
          <mo fence="true" stretchy="false">(</mo>
          <mrow>
            <mi mathvariant="normal">δ</mi>
          </mrow>
          <mo fence="true" stretchy="false">)</mo>
        </mrow>
        <mo stretchy="false">∗</mo>
        <mi mathvariant="italic">dt</mi>
      </mrow>
    </mrow>
    <annotation encoding="StarMath 5.0">%psi_{ t+1 } = %psi + v_t over Lf * tan(%delta)
 * dt</annotation>
  </semantics>
</math>
</file>

<file path=Object 3/content.xml><?xml version="1.0" encoding="utf-8"?>
<math xmlns="http://www.w3.org/1998/Math/MathML" display="block">
  <semantics>
    <mrow>
      <mi>x</mi>
      <mo stretchy="false">=</mo>
      <mrow>
        <mo fence="true" stretchy="true">(</mo>
        <mrow>
          <mtable>
            <mtr>
              <mtd>
                <mi>x</mi>
              </mtd>
            </mtr>
            <mtr>
              <mtd>
                <mi>y</mi>
              </mtd>
            </mtr>
            <mtr>
              <mtd>
                <mi mathvariant="normal">ψ</mi>
              </mtd>
            </mtr>
            <mtr>
              <mtd>
                <mi>v</mi>
              </mtd>
            </mtr>
          </mtable>
        </mrow>
        <mo fence="true" stretchy="true">)</mo>
      </mrow>
    </mrow>
    <annotation encoding="StarMath 5.0">x = left ( matrix {x ## y ## %psi ## v}right )</annotation>
  </semantics>
</math>
</file>

<file path=Object 4/content.xml><?xml version="1.0" encoding="utf-8"?>
<math xmlns="http://www.w3.org/1998/Math/MathML" display="block">
  <semantics>
    <mrow>
      <mi>u</mi>
      <mo stretchy="false">=</mo>
      <mrow>
        <mo fence="true" stretchy="true">(</mo>
        <mrow>
          <mtable>
            <mtr>
              <mtd>
                <mi mathvariant="normal">δ</mi>
              </mtd>
            </mtr>
            <mtr>
              <mtd>
                <mi>a</mi>
              </mtd>
            </mtr>
          </mtable>
        </mrow>
        <mo fence="true" stretchy="true">)</mo>
      </mrow>
    </mrow>
    <annotation encoding="StarMath 5.0">u = left ( matrix {%delta ## a}right )</annotation>
  </semantics>
</math>
</file>

<file path=Object 5/content.xml><?xml version="1.0" encoding="utf-8"?>
<math xmlns="http://www.w3.org/1998/Math/MathML" display="block">
  <semantics>
    <mrow>
      <msub>
        <mi>x</mi>
        <mrow>
          <mi>t</mi>
          <mo stretchy="false">+</mo>
          <mn>1</mn>
        </mrow>
      </msub>
      <mo stretchy="false">=</mo>
      <mrow>
        <mrow>
          <mo fence="true" stretchy="true">(</mo>
          <mrow>
            <mtable>
              <mtr>
                <mtd>
                  <msub>
                    <mi>x</mi>
                    <mi>t</mi>
                  </msub>
                </mtd>
              </mtr>
              <mtr>
                <mtd>
                  <msub>
                    <mi>y</mi>
                    <mi>t</mi>
                  </msub>
                </mtd>
              </mtr>
              <mtr>
                <mtd>
                  <msub>
                    <mi mathvariant="normal">ψ</mi>
                    <mi>t</mi>
                  </msub>
                </mtd>
              </mtr>
              <mtr>
                <mtd>
                  <msub>
                    <mi>v</mi>
                    <mi>t</mi>
                  </msub>
                </mtd>
              </mtr>
            </mtable>
          </mrow>
          <mo fence="true" stretchy="true">)</mo>
        </mrow>
        <mo stretchy="false">+</mo>
        <mrow>
          <mo fence="true" stretchy="true">(</mo>
          <mrow>
            <mtable>
              <mtr>
                <mtd>
                  <mrow>
                    <mrow>
                      <msub>
                        <mi>v</mi>
                        <mi>t</mi>
                      </msub>
                      <mo stretchy="false">∗</mo>
                      <mi>cos</mi>
                    </mrow>
                    <mrow>
                      <mrow>
                        <mo fence="true" stretchy="false">(</mo>
                        <mrow>
                          <msub>
                            <mi mathvariant="normal">ψ</mi>
                            <mi>t</mi>
                          </msub>
                        </mrow>
                        <mo fence="true" stretchy="false">)</mo>
                      </mrow>
                      <mo stretchy="false">∗</mo>
                      <mi mathvariant="italic">dt</mi>
                    </mrow>
                  </mrow>
                </mtd>
              </mtr>
              <mtr>
                <mtd>
                  <mrow>
                    <mrow>
                      <msub>
                        <mi>v</mi>
                        <mi>t</mi>
                      </msub>
                      <mo stretchy="false">∗</mo>
                      <mi>sin</mi>
                    </mrow>
                    <mrow>
                      <mrow>
                        <mo fence="true" stretchy="false">(</mo>
                        <mrow>
                          <msub>
                            <mi mathvariant="normal">ψ</mi>
                            <mi>t</mi>
                          </msub>
                        </mrow>
                        <mo fence="true" stretchy="false">)</mo>
                      </mrow>
                      <mo stretchy="false">∗</mo>
                      <mi mathvariant="italic">dt</mi>
                    </mrow>
                  </mrow>
                </mtd>
              </mtr>
              <mtr>
                <mtd>
                  <mrow>
                    <mfrac>
                      <msub>
                        <mi>v</mi>
                        <mi>t</mi>
                      </msub>
                      <mi mathvariant="italic">Lf</mi>
                    </mfrac>
                    <mo stretchy="false">∗</mo>
                    <msub>
                      <mi mathvariant="normal">δ</mi>
                      <mi>t</mi>
                    </msub>
                    <mo stretchy="false">∗</mo>
                    <mi mathvariant="italic">dt</mi>
                  </mrow>
                </mtd>
              </mtr>
              <mtr>
                <mtd>
                  <mrow>
                    <msub>
                      <mi>a</mi>
                      <mi>t</mi>
                    </msub>
                    <mo stretchy="false">∗</mo>
                    <mi mathvariant="italic">dt</mi>
                  </mrow>
                </mtd>
              </mtr>
            </mtable>
          </mrow>
          <mo fence="true" stretchy="true">)</mo>
        </mrow>
      </mrow>
    </mrow>
    <annotation encoding="StarMath 5.0">x_{t+1} = left ( matrix {x_t ## y_t ## %psi_t ## v_t}right ) + left ( matrix {v_t * cos(%psi_t) * dt ## v_t * sin(%psi_t) * dt ## v_t over Lf * %delta_t * dt ## a_t * dt}right )</annotation>
  </semantics>
</math>
</file>

<file path=Object 6/content.xml><?xml version="1.0" encoding="utf-8"?>
<math xmlns="http://www.w3.org/1998/Math/MathML" display="block">
  <semantics>
    <mrow>
      <mi>x</mi>
      <mo stretchy="false">=</mo>
      <mrow>
        <mo fence="true" stretchy="true">(</mo>
        <mrow>
          <mtable>
            <mtr>
              <mtd>
                <mi>x</mi>
              </mtd>
            </mtr>
            <mtr>
              <mtd>
                <mi>y</mi>
              </mtd>
            </mtr>
            <mtr>
              <mtd>
                <mi>v</mi>
              </mtd>
            </mtr>
            <mtr>
              <mtd>
                <mi mathvariant="normal">ψ</mi>
              </mtd>
            </mtr>
            <mtr>
              <mtd>
                <mover accent="true">
                  <mi mathvariant="normal">ψ</mi>
                  <mo stretchy="false">˙</mo>
                </mover>
              </mtd>
            </mtr>
          </mtable>
        </mrow>
        <mo fence="true" stretchy="true">)</mo>
      </mrow>
    </mrow>
    <annotation encoding="StarMath 5.0">x = left ( matrix {x ## y ## v ## %psi ## dot %psi }right )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over accent="true">
                <msub>
                  <mi mathvariant="normal">ψ</mi>
                  <mi>t</mi>
                </msub>
                <mo stretchy="false">˙</mo>
              </mover>
              <mo stretchy="false">=</mo>
              <mfrac>
                <msub>
                  <mi>v</mi>
                  <mi>t</mi>
                </msub>
                <mi mathvariant="italic">Lf</mi>
              </mfrac>
            </mrow>
            <mi mathvariant="normal">δ</mi>
            <mi>,</mi>
            <mi mathvariant="italic">when</mi>
            <mi mathvariant="normal">δ</mi>
            <mi mathvariant="italic">is</mi>
            <mi mathvariant="italic">small</mi>
          </mrow>
        </mtd>
      </mtr>
      <mtr>
        <mtd>
          <mrow>
            <mrow>
              <mover accent="true">
                <msub>
                  <mi mathvariant="normal">ψ</mi>
                  <mi>t</mi>
                </msub>
                <mo stretchy="false">˙</mo>
              </mover>
              <mo stretchy="false">=</mo>
              <mfrac>
                <msub>
                  <mi>v</mi>
                  <mi>t</mi>
                </msub>
                <mi mathvariant="italic">Lf</mi>
              </mfrac>
            </mrow>
            <mi>tan</mi>
            <mrow>
              <mo fence="true" stretchy="false">(</mo>
              <mrow>
                <mi mathvariant="normal">δ</mi>
              </mrow>
              <mo fence="true" stretchy="false">)</mo>
            </mrow>
            <mi>,</mi>
            <mi mathvariant="italic">when</mi>
            <mrow>
              <mi mathvariant="normal">δ</mi>
              <mo stretchy="false">≠</mo>
              <mn>0</mn>
            </mrow>
          </mrow>
        </mtd>
      </mtr>
      <mtr>
        <mtd>
          <mrow/>
        </mtd>
      </mtr>
      <mtr>
        <mtd>
          <mrow/>
        </mtd>
      </mtr>
      <mtr>
        <mtd>
          <mrow>
            <msub>
              <mi>x</mi>
              <mrow>
                <mi>t</mi>
                <mo stretchy="false">+</mo>
                <mn>1</mn>
              </mrow>
            </msub>
            <mo stretchy="false">=</mo>
            <mrow>
              <mrow>
                <mo fence="true" stretchy="true">[</mo>
                <mrow>
                  <mtable>
                    <mtr>
                      <mtd>
                        <msub>
                          <mi>x</mi>
                          <mi>t</mi>
                        </msub>
                      </mtd>
                    </mtr>
                    <mtr>
                      <mtd>
                        <msub>
                          <mi>y</mi>
                          <mi>t</mi>
                        </msub>
                      </mtd>
                    </mtr>
                    <mtr>
                      <mtd>
                        <msub>
                          <mi mathvariant="normal">ψ</mi>
                          <mi>t</mi>
                        </msub>
                      </mtd>
                    </mtr>
                    <mtr>
                      <mtd>
                        <msub>
                          <mi>v</mi>
                          <mi>t</mi>
                        </msub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row>
                          <mfrac>
                            <msub>
                              <mi>v</mi>
                              <mi>t</mi>
                            </msub>
                            <mover accent="true">
                              <msub>
                                <mi mathvariant="normal">ψ</mi>
                                <mi>t</mi>
                              </msub>
                              <mo stretchy="false">˙</mo>
                            </mover>
                          </mfrac>
                          <mrow>
                            <mo fence="true" stretchy="false">(</mo>
                            <mrow>
                              <mrow>
                                <mi>sin</mi>
                                <mrow>
                                  <mrow>
                                    <mo fence="true" stretchy="false">(</mo>
                                    <mrow>
                                      <mrow>
                                        <mrow>
                                          <msub>
                                            <mi mathvariant="normal">ψ</mi>
                                            <mi>t</mi>
                                          </msub>
                                          <mo stretchy="false">+</mo>
                                          <mover accent="true">
                                            <msub>
                                              <mi mathvariant="normal">ψ</mi>
                                              <mi>t</mi>
                                            </msub>
                                            <mo stretchy="false">˙</mo>
                                          </mover>
                                        </mrow>
                                        <mi mathvariant="italic">dt</mi>
                                      </mrow>
                                    </mrow>
                                    <mo fence="true" stretchy="false">)</mo>
                                  </mrow>
                                  <mo stretchy="false">−</mo>
                                  <mi>sin</mi>
                                </mrow>
                                <mrow>
                                  <mo fence="true" stretchy="false">(</mo>
                                  <mrow>
                                    <msub>
                                      <mi mathvariant="normal">ψ</mi>
                                      <mi>t</mi>
                                    </msub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frac>
                            <msub>
                              <mi>v</mi>
                              <mi>t</mi>
                            </msub>
                            <mover accent="true">
                              <msub>
                                <mi mathvariant="normal">ψ</mi>
                                <mi>t</mi>
                              </msub>
                              <mo stretchy="false">˙</mo>
                            </mover>
                          </mfrac>
                          <mrow>
                            <mo fence="true" stretchy="false">(</mo>
                            <mrow>
                              <mrow>
                                <mrow>
                                  <mo stretchy="false">−</mo>
                                  <mi>cos</mi>
                                </mrow>
                                <mrow>
                                  <mrow>
                                    <mo fence="true" stretchy="false">(</mo>
                                    <mrow>
                                      <mrow>
                                        <mrow>
                                          <msub>
                                            <mi mathvariant="normal">ψ</mi>
                                            <mi>t</mi>
                                          </msub>
                                          <mo stretchy="false">+</mo>
                                          <mover accent="true">
                                            <msub>
                                              <mi mathvariant="normal">ψ</mi>
                                              <mi>t</mi>
                                            </msub>
                                            <mo stretchy="false">˙</mo>
                                          </mover>
                                        </mrow>
                                        <mi mathvariant="italic">dt</mi>
                                      </mrow>
                                    </mrow>
                                    <mo fence="true" stretchy="false">)</mo>
                                  </mrow>
                                  <mo stretchy="false">+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sub>
                                      <mi mathvariant="normal">ψ</mi>
                                      <mi>t</mi>
                                    </msub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over accent="true">
                            <mi mathvariant="normal">ψ</mi>
                            <mo stretchy="false">˙</mo>
                          </mover>
                          <mo stretchy="false">∗</mo>
                          <mi mathvariant="italic">dt</mi>
                        </mrow>
                      </mtd>
                    </mtr>
                    <mtr>
                      <mtd>
                        <mrow>
                          <msub>
                            <mi>a</mi>
                            <mi>t</mi>
                          </msub>
                          <mo stretchy="false">∗</mo>
                          <mi mathvariant="italic">dt</mi>
                        </mrow>
                      </mtd>
                    </mtr>
                  </mtable>
                </mrow>
                <mo fence="true" stretchy="true">]</mo>
              </mrow>
            </mrow>
          </mrow>
        </mtd>
      </mtr>
    </mtable>
    <annotation encoding="StarMath 5.0">dot %psi_t = v_t over Lf %delta, when %delta is small newline 
dot %psi_t = v_t over Lf tan(%delta), when %delta  &lt;&gt; 0   newline newline newline 

x_{t+1} = left [ matrix {x_t ## y_t ## %psi_t ## v_t}right ] + left [ matrix {v_t over dot %psi_t (sin(%psi_t+dot %psi_t dt) - sin( %psi_t )) ## v_t over dot %psi_t (-cos(%psi_t+dot %psi_t dt) + cos(%psi_t)) ## dot %psi * dt ## a_t * dt}right ]</annotation>
  </semantics>
</math>
</file>